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</text:p>
      <text:p text:style-name="P1">source devel/setup.bash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01T12:59:30.601833267</dc:date>
    <meta:editing-duration>PT32M1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4" meta:character-count="38" meta:non-whitespace-character-count="35"/>
  </office:meta>
</office:document-meta>
</file>